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98de4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75b2c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49b970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style:font-name="Lucida Sans" fo:font-size="12pt" style:font-size-asian="12pt" style:font-size-complex="12pt"/>
    </style:style>
    <style:style style:name="P54" style:family="paragraph" style:parent-style-name="Standard">
      <style:text-properties officeooo:paragraph-rsid="0049b970"/>
    </style:style>
    <style:style style:name="P5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46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table:number-columns-spanned="2" office:value-type="string">
            <text:p text:style-name="P7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3">
          <table:table-cell table:style-name="Table1.A3" office:value-type="string">
            <text:p text:style-name="P77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8"><text:text-input text:description="&lt;line.name&gt;">[9788426574091]123</text:text-input></text:p>
          </table:table-cell>
          <table:table-cell table:style-name="Table1.A3" office:value-type="string">
            <text:p text:style-name="P29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28"><text:text-input text:description="&lt;formatLang(line.printed_price_unit)&gt;">9.999,50</text:text-input></text:p>
            <text:p text:style-name="P19"><text:text-input text:description="&lt;if test=&quot;keys.get('print_list_price')&quot;&gt;">If sale total discout</text:text-input></text:p>
            <text:p text:style-name="P28"><text:span text:style-name="T45">(</text:span><text:span text:style-name="T46"><text:text-input text:description="&lt;formatLang(line.list_price)&gt;">10,5%</text:text-input></text:span><text:span text:style-name="T45">)</text:span></text:p>
            <text:p text:style-name="P21"><text:text-input text:description="&lt;/if&gt;">Ennd if</text:text-input></text:p>
          </table:table-cell>
          <table:table-cell table:style-name="Table1.E3" office:value-type="float" office:value="0">
            <text:p text:style-name="P30"><text:text-input text:description="&lt;formatLang(line.discount)&gt;">10,5%</text:text-input></text:p>
          </table:table-cell>
          <table:table-cell table:style-name="Table1.A3" office:value-type="string">
            <text:p text:style-name="P29"><text:text-input text:description="&lt;formatLang(line.printed_price_net)&gt;">9.999,50</text:text-input></text:p>
          </table:table-cell>
          <table:table-cell table:style-name="Table1.A3" office:value-type="string">
            <text:p text:style-name="P26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/if&gt;">/if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4">
          <table:table-cell table:style-name="Table1.A3" table:number-columns-spanned="2" office:value-type="string">
            <text:p text:style-name="P7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6">
          <table:table-cell table:style-name="Table1.A3" table:number-columns-spanned="2" office:value-type="string">
            <text:p text:style-name="P7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7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28"><text:text-input text:description="&lt;formatLang(line.printed_price_unit)&gt;">9.999,50</text:text-input></text:p>
            <text:p text:style-name="P19"><text:text-input text:description="&lt;if test=&quot;keys.get('print_list_price')&quot;&gt;">If sale total discout</text:text-input></text:p>
            <text:p text:style-name="P28"><text:span text:style-name="T45">(</text:span><text:span text:style-name="T46"><text:text-input text:description="&lt;formatLang(line.list_price)&gt;">10,5%</text:text-input></text:span><text:span text:style-name="T45">)</text:span></text:p>
            <text:p text:style-name="P20"><text:text-input text:description="&lt;/if&gt;">Ennd if</text:text-input></text:p>
          </table:table-cell>
          <table:table-cell table:style-name="Table1.E3" office:value-type="float" office:value="0">
            <text:p text:style-name="P30"><text:text-input text:description="&lt;formatLang(line.discount)&gt;">10,5%</text:text-input></text:p>
          </table:table-cell>
          <table:table-cell table:style-name="Table1.A3" office:value-type="string">
            <text:p text:style-name="P27"><text:text-input text:description="&lt;formatLang(line.printed_price_net)&gt;">9.999,50</text:text-input></text:p>
          </table:table-cell>
          <table:table-cell table:style-name="Table1.A3" office:value-type="string">
            <text:p text:style-name="P2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7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1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8">
          <table:table-cell table:style-name="Table1.A1" table:number-columns-spanned="2" office:value-type="string">
            <text:p text:style-name="P76"><text:text-input text:description="&lt;/for&gt;">End For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7T12:04:45.153648831</dc:date>
    <meta:editing-duration>P1DT20H40M36S</meta:editing-duration>
    <meta:editing-cycles>346</meta:editing-cycles>
    <meta:generator>LibreOffice/4.2.7.2$Linux_X86_64 LibreOffice_project/420m0$Build-2</meta:generator>
    <meta:document-statistic meta:table-count="6" meta:image-count="0" meta:object-count="0" meta:page-count="1" meta:paragraph-count="82" meta:word-count="377" meta:character-count="1932" meta:non-whitespace-character-count="1831"/>
  </office:meta>
</office:document-meta>
</file>